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1d2911" style:font-size-asian="12pt" style:font-size-complex="12pt"/>
    </style:style>
    <style:style style:name="P2" style:family="paragraph" style:parent-style-name="Standard">
      <style:text-properties fo:font-size="12pt" officeooo:rsid="001d2911" officeooo:paragraph-rsid="001d2911" style:font-size-asian="12pt" style:font-size-complex="12pt"/>
    </style:style>
    <style:style style:name="P3" style:family="paragraph" style:parent-style-name="Standard">
      <style:text-properties fo:font-size="12pt" officeooo:rsid="001d2911" officeooo:paragraph-rsid="001e86fd" style:font-size-asian="12pt" style:font-size-complex="12pt"/>
    </style:style>
    <style:style style:name="P4" style:family="paragraph" style:parent-style-name="Standard">
      <style:text-properties fo:font-size="12pt" officeooo:rsid="001ee68e" officeooo:paragraph-rsid="001ee68e" style:font-size-asian="12pt" style:font-size-complex="12pt"/>
    </style:style>
    <style:style style:name="P5" style:family="paragraph" style:parent-style-name="Standard">
      <style:text-properties fo:font-size="12pt" officeooo:rsid="0020d1c0" officeooo:paragraph-rsid="0020d1c0" style:font-size-asian="12pt" style:font-size-complex="12pt"/>
    </style:style>
    <style:style style:name="P6" style:family="paragraph" style:parent-style-name="Standard">
      <style:text-properties officeooo:paragraph-rsid="001d3f74"/>
    </style:style>
    <style:style style:name="P7" style:family="paragraph" style:parent-style-name="Heading_20_1" style:master-page-name="Standard">
      <style:paragraph-properties style:page-number="auto"/>
      <style:text-properties officeooo:paragraph-rsid="001d2911"/>
    </style:style>
    <style:style style:name="T1" style:family="text">
      <style:text-properties officeooo:rsid="001d2911"/>
    </style:style>
    <style:style style:name="T2" style:family="text">
      <style:text-properties officeooo:rsid="001d3f74"/>
    </style:style>
    <style:style style:name="T3" style:family="text">
      <style:text-properties fo:font-size="12pt" officeooo:rsid="001d2911" style:font-size-asian="12pt" style:font-size-complex="12pt"/>
    </style:style>
    <style:style style:name="T4" style:family="text">
      <style:text-properties fo:font-size="12pt" officeooo:rsid="001d3f74" style:font-size-asian="12pt" style:font-size-complex="12pt"/>
    </style:style>
    <style:style style:name="T5" style:family="text">
      <style:text-properties fo:font-size="12pt" officeooo:rsid="001e86fd" style:font-size-asian="12pt" style:font-size-complex="12pt"/>
    </style:style>
    <style:style style:name="T6" style:family="text">
      <style:text-properties officeooo:rsid="0020d1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_Toc453543624"/>Aktienmarkt<text:bookmark-end text:name="_Toc453543624"/></text:h>
      <text:p text:style-name="P1"/>
      <text:p text:style-name="P1">Primär<text:span text:style-name="T1">er</text:span> Aktienmarkt: Erster Handel der Aktien an die Aktionäre.</text:p>
      <text:p text:style-name="P1">Sekundärmarkt: Aktionäre verkaufen und kaufen Aktien an der Börse.</text:p>
      <text:p text:style-name="P1"/>
      <text:p text:style-name="P3">Marktwert <text:s text:c="5"/><text:span text:style-name="T2">Soviel Geld, wie die Aktie aktuell auf dem Markt wert ist.</text:span></text:p>
      <text:p text:style-name="P2"/>
      <text:p text:style-name="P6"><text:span text:style-name="T3">Ausgabewert <text:s/></text:span><text:span text:style-name="T5">D</text:span><text:span text:style-name="T4">er Wert zu dem neu ausgegebene Wertpapiere angebotern werden.</text:span></text:p>
      <text:p text:style-name="P2"><text:s/></text:p>
      <text:p text:style-name="P3">Nennwert:<text:tab/><text:span text:style-name="T2">Der originelle Wert der Aktien. Dieser Gibt gibt an, mit welchem Anteil der Aktionär am Grundkapital der Aktiegesellschaft beteiligt ist</text:span></text:p>
      <text:p text:style-name="P2"/>
      <text:p text:style-name="P2"/>
      <text:p text:style-name="P4">Ra <text:span text:style-name="T6">=Atienrendite</text:span></text:p>
      <text:p text:style-name="P4">P <text:span text:style-name="T6">= Ptreis</text:span></text:p>
      <text:p text:style-name="P5">Di = Dividen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de" style:country-asian="D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9S</meta:editing-duration>
    <meta:editing-cycles>5</meta:editing-cycles>
    <meta:generator>LibreOffice/5.2.4.2$Windows_x86 LibreOffice_project/3d5603e1122f0f102b62521720ab13a38a4e0eb0</meta:generator>
    <dc:date>2017-01-28T16:20:09.686000000</dc:date>
    <meta:document-statistic meta:table-count="0" meta:image-count="0" meta:object-count="0" meta:page-count="1" meta:paragraph-count="10" meta:word-count="70" meta:character-count="477" meta:non-whitespace-character-count="408"/>
    <meta:user-defined meta:name="Info 1"/>
    <meta:user-defined meta:name="Info 2"/>
    <meta:user-defined meta:name="Info 3"/>
    <meta:user-defined meta:name="Info 4"/>
  </office:meta>
</office:document-meta>
</file>